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">
      <style:paragraph-properties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6" style:family="paragraph" style:parent-style-name="Standard" style:master-page-name="">
      <style:paragraph-properties fo:text-align="justify" style:justify-single-word="false" fo:keep-together="auto" style:page-number="auto" fo:keep-with-next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>%=droitEcheanceAllocataireInd_politesse=%</text:p>
      <text:p text:style-name="Standard"/>
      <text:p text:style-name="Standard">%=droitEcheanceAllocataireInd_texteDebut=%</text:p>
      <text:p text:style-name="Standard"/>
      <text:p text:style-name="Standard">%#include AL/FVE/echeances/listeDroitsEcheancesAllocataire#%</text:p>
      <text:p text:style-name="Standard"/>
      <text:p text:style-name="P6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P4"/>
      <text:p text:style-name="P4">%=droitEcheanceAllocataireInd_texteRevision=%</text:p>
      <text:p text:style-name="P3"/>
      <text:p text:style-name="P5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8-04T15:16:55.22</dc:date>
    <meta:editing-cycles>66</meta:editing-cycles>
    <meta:editing-duration>PT18H48M23S</meta:editing-duration>
    <dc:creator>Jean-Philippe Joubert</dc:creator>
    <meta:document-statistic meta:table-count="0" meta:image-count="0" meta:object-count="0" meta:page-count="1" meta:paragraph-count="10" meta:word-count="23" meta:character-count="749"/>
    <meta:user-defined meta:name="Info 1"/>
    <meta:user-defined meta:name="Info 2"/>
    <meta:user-defined meta:name="Info 3"/>
    <meta:user-defined meta:name="Info 4"/>
  </office:meta>
</office:document-meta>
</file>